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/>
      <style:text-properties style:text-position="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ā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ī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ū</text:p>
          </table:table-cell>
          <table:table-cell table:style-name="ce6" office:value-type="string" calcext:value-type="string">
            <text:p>ṛ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5" office:value-type="string" calcext:value-type="string">
            <text:p>final\initial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s1" table:style-name="ta1"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ś</text:p>
          </table:table-cell>
          <table:table-cell table:style-name="ce9" office:value-type="string" calcext:value-type="string">
            <text:p>ṣ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(S)</text:p>
          </table:table-cell>
          <table:table-cell office:value-type="string" calcext:value-type="string">
            <text:p>N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8:15:27.581372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10T18:15:39.899170001</dc:date>
    <meta:editing-duration>P1DT4H40M9S</meta:editing-duration>
    <meta:editing-cycles>28</meta:editing-cycles>
    <meta:generator>LibreOffice/5.1.6.2$Linux_X86_64 LibreOffice_project/10m0$Build-2</meta:generator>
    <meta:document-statistic meta:table-count="9" meta:cell-count="2618" meta:object-count="0"/>
  </office:meta>
</office:document-meta>
</file>